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0.1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27.75pt"/>
    </style:style>
    <style:style style:name="co13" style:family="table-column">
      <style:table-column-properties fo:break-before="auto" style:column-width="40.11pt"/>
    </style:style>
    <style:style style:name="co14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caedff" fo:border="0.06pt solid #000000"/>
      <style:text-properties fo:color="#000000"/>
    </style:style>
    <style:style style:name="ce3" style:family="table-cell" style:parent-style-name="Default">
      <style:table-cell-properties fo:border-bottom="none" fo:background-color="#ffcaca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ffcaca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ffcaca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caca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affd1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caca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caffd1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ffcaca" fo:border-left="none" fo:border-right="none" fo:border-top="0.06pt solid #000000"/>
    </style:style>
    <style:style style:name="ce11" style:family="table-cell" style:parent-style-name="Default">
      <style:table-cell-properties fo:background-color="#ffcaca" fo:border="none"/>
    </style:style>
    <style:style style:name="ce12" style:family="table-cell" style:parent-style-name="Default">
      <style:table-cell-properties fo:border-bottom="0.06pt solid #000000" fo:background-color="#ffcaca" fo:border-left="none" fo:border-right="none" fo:border-top="none"/>
    </style:style>
    <style:style style:name="ce13" style:family="table-cell" style:parent-style-name="Default">
      <style:table-cell-properties fo:border-bottom="none" fo:background-color="#ffcaca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caca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dbcaff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dbcaff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bcaff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dbcaff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dbcaff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dbcaff" fo:border-left="none" fo:border-right="none" fo:border-top="0.06pt solid #000000"/>
    </style:style>
    <style:style style:name="ce21" style:family="table-cell" style:parent-style-name="Default">
      <style:table-cell-properties fo:background-color="#dbcaff" fo:border="none"/>
    </style:style>
    <style:style style:name="ce22" style:family="table-cell" style:parent-style-name="Default">
      <style:table-cell-properties fo:border-bottom="none" fo:background-color="#dbcaff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dbcaff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dbca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dbcaff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caffd1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caca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caca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dbcaff" fo:border-left="0.0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15"/>
        <table:table-column table:style-name="co9" table:default-cell-style-name="ce21"/>
        <table:table-column table:style-name="co8" table:default-cell-style-name="ce23"/>
        <table:table-column table:style-name="co7" table:default-cell-style-name="ce4"/>
        <table:table-column table:style-name="co10" table:default-cell-style-name="ce11"/>
        <table:table-column table:style-name="co5" table:default-cell-style-name="ce11"/>
        <table:table-column table:style-name="co6" table:default-cell-style-name="ce13"/>
        <table:table-column table:style-name="co11" table:default-cell-style-name="ce15"/>
        <table:table-column table:style-name="co12" table:default-cell-style-name="ce15"/>
        <table:table-column table:style-name="co13" table:default-cell-style-name="ce21"/>
        <table:table-column table:style-name="co14" table:default-cell-style-name="ce23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ices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water_i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ean_water</text:p>
          </table:table-cell>
          <table:table-cell office:value-type="float" office:value="0.2" calcext:value-type="float">
            <text:p>0.2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15" calcext:value-type="float">
            <text:p>15</text:p>
          </table:table-cell>
          <table:table-cell table:formula="of:=[.E3]*[.D3]" office:value-type="float" office:value="7.5" calcext:value-type="float">
            <text:p>7.5</text:p>
          </table:table-cell>
          <table:table-cell table:formula="of:=[.A26]" office:value-type="string" office:string-value="nitric_acid" calcext:value-type="string">
            <text:p>nitric_acid</text:p>
          </table:table-cell>
          <table:table-cell table:formula="of:=[.B26]" office:value-type="float" office:value="1.5" calcext:value-type="float">
            <text:p>1.5</text:p>
          </table:table-cell>
          <table:table-cell table:style-name="ce20" office:value-type="float" office:value="25" calcext:value-type="float">
            <text:p>25</text:p>
          </table:table-cell>
          <table:table-cell table:style-name="ce22" table:formula="of:=[.I3]*[.H3]" office:value-type="float" office:value="37.5" calcext:value-type="float">
            <text:p>37.5</text:p>
          </table:table-cell>
          <table:table-cell table:style-name="ce3" table:formula="of:=[.A2]" office:value-type="string" office:string-value="water_ice" calcext:value-type="string">
            <text:p>water_ice</text:p>
          </table:table-cell>
          <table:table-cell table:style-name="ce10" table:formula="of:=[.B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formula="of:=[.M3]*[.L3]" office:value-type="float" office:value="1" calcext:value-type="float">
            <text:p>1</text:p>
          </table:table-cell>
          <table:table-cell table:formula="of:=[.A3]" office:value-type="string" office:string-value="clean_water" calcext:value-type="string">
            <text:p>clean_water</text:p>
          </table:table-cell>
          <table:table-cell table:style-name="ce20" table:formula="of:=[.B3]" office:value-type="float" office:value="0.2" calcext:value-type="float">
            <text:p>0.2</text:p>
          </table:table-cell>
          <table:table-cell table:style-name="ce20" office:value-type="float" office:value="80" calcext:value-type="float">
            <text:p>80</text:p>
          </table:table-cell>
          <table:table-cell table:style-name="ce22" table:formula="of:=[.Q3]*[.P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avy_water</text:p>
          </table:table-cell>
          <table:table-cell office:value-type="float" office:value="1" calcext:value-type="float">
            <text:p>1</text:p>
          </table:table-cell>
          <table:table-cell table:formula="of:=[.A20]" office:value-type="string" office:string-value="ammonia" calcext:value-type="string">
            <text:p>ammonia</text:p>
          </table:table-cell>
          <table:table-cell table:formula="of:=[.B20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E4]*[.D4]" office:value-type="float" office:value="5" calcext:value-type="float">
            <text:p>5</text:p>
          </table:table-cell>
          <table:table-cell table:number-columns-repeated="3"/>
          <table:table-cell table:formula="of:=[.I4]*[.H4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4]" office:value-type="string" office:string-value="heavy_water" calcext:value-type="string">
            <text:p>heavy_water</text:p>
          </table:table-cell>
          <table:table-cell table:style-name="ce21" table:formula="of:=[.B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4]*[.P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icate_mi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E5]*[.D5]" office:value-type="float" office:value="0" calcext:value-type="float">
            <text:p>0</text:p>
          </table:table-cell>
          <table:table-cell table:number-columns-repeated="3"/>
          <table:table-cell table:formula="of:=[.I5]*[.H5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1" table:formula="of:=[.B5]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[.Q5]*[.P5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rbon_oxides_ice</text:p>
          </table:table-cell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style-name="ce12"/>
          <table:table-cell table:formula="of:=[.E6]*[.D6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amorphous_carbon</text:p>
          </table:table-cell>
          <table:table-cell office:value-type="float" office:value="0.1" calcext:value-type="float">
            <text:p>0.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3:.F6])" office:value-type="float" office:value="12.5" calcext:value-type="float">
            <text:p>12.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3:.J6])" office:value-type="float" office:value="37.5" calcext:value-type="float">
            <text:p>37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3:.N6])" office:value-type="float" office:value="1" calcext:value-type="float">
            <text:p>1</text:p>
          </table:table-cell>
          <table:table-cell table:style-name="ce17"/>
          <table:table-cell table:style-name="ce19" table:number-columns-repeated="2"/>
          <table:table-cell table:style-name="ce25" table:formula="of:=SUM([.R3:.R6])"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carbon_dioxide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7]*0.7-[.F7]" office:value-type="float" office:value="13.75" calcext:value-type="float">
            <text:p>13.7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7]*0.7-[.N7]"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phosphine_clathrate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hosphine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thophosphoric_acid</text:p>
          </table:table-cell>
          <table:table-cell office:value-type="float" office:value="1.5" calcext:value-type="float">
            <text:p>1.5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11]*[.D11]" office:value-type="float" office:value="10" calcext:value-type="float">
            <text:p>10</text:p>
          </table:table-cell>
          <table:table-cell table:formula="of:=[.A11]" office:value-type="string" office:string-value="orthophosphoric_acid" calcext:value-type="string">
            <text:p>orthophosphoric_acid</text:p>
          </table:table-cell>
          <table:table-cell table:formula="of:=[.B11]" office:value-type="float" office:value="1.5" calcext:value-type="float">
            <text:p>1.5</text:p>
          </table:table-cell>
          <table:table-cell table:style-name="ce20" office:value-type="float" office:value="35" calcext:value-type="float">
            <text:p>35</text:p>
          </table:table-cell>
          <table:table-cell table:style-name="ce22" table:formula="of:=[.I11]*[.H11]" office:value-type="float" office:value="52.5" calcext:value-type="float">
            <text:p>52.5</text:p>
          </table:table-cell>
          <table:table-cell table:style-name="ce3" table:formula="of:=[.A6]" office:value-type="string" office:string-value="carbon_oxides_ice" calcext:value-type="string">
            <text:p>carbon_oxides_ice</text:p>
          </table:table-cell>
          <table:table-cell table:style-name="ce3" table:formula="of:=[.B6]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formula="of:=[.M11]*[.L11]" office:value-type="float" office:value="10" calcext:value-type="float">
            <text:p>10</text:p>
          </table:table-cell>
          <table:table-cell table:formula="of:=[.A7]" office:value-type="string" office:string-value="amorphous_carbon" calcext:value-type="string">
            <text:p>amorphous_carbon</text:p>
          </table:table-cell>
          <table:table-cell table:formula="of:=[.B7]" office:value-type="float" office:value="0.1" calcext:value-type="float">
            <text:p>0.1</text:p>
          </table:table-cell>
          <table:table-cell table:style-name="ce20" office:value-type="float" office:value="20" calcext:value-type="float">
            <text:p>20</text:p>
          </table:table-cell>
          <table:table-cell table:style-name="ce22" table:formula="of:=[.Q11]*[.P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mmonium_phosphate</text:p>
          </table:table-cell>
          <table:table-cell office:value-type="float" office:value="1" calcext:value-type="float">
            <text:p>1</text:p>
          </table:table-cell>
          <table:table-cell table:formula="of:=[.A10]" office:value-type="string" office:string-value="phosphine" calcext:value-type="string">
            <text:p>phosphine</text:p>
          </table:table-cell>
          <table:table-cell table:formula="of:=[.B10]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12]*[.D12]" office:value-type="float" office:value="15" calcext:value-type="float">
            <text:p>15</text:p>
          </table:table-cell>
          <table:table-cell table:number-columns-repeated="3"/>
          <table:table-cell table:formula="of:=[.I12]*[.H12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8]" office:value-type="string" office:string-value="carbon_dioxide" calcext:value-type="string">
            <text:p>carbon_dioxide</text:p>
          </table:table-cell>
          <table:table-cell table:style-name="ce29" table:formula="of:=[.B8]"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[.Q12]*[.P1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ydrogen_sulfide_ic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E13]*[.D13]" office:value-type="float" office:value="0" calcext:value-type="float">
            <text:p>0</text:p>
          </table:table-cell>
          <table:table-cell table:number-columns-repeated="3"/>
          <table:table-cell table:formula="of:=[.I13]*[.H13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9" table:formula="of:=[.B5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Q13]*[.P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drogen_sulfide</text:p>
          </table:table-cell>
          <table:table-cell office:value-type="float" office:value="0.5" calcext:value-type="float">
            <text:p>0.5</text:p>
          </table:table-cell>
          <table:table-cell table:style-name="ce5" table:number-columns-repeated="2"/>
          <table:table-cell table:style-name="ce12"/>
          <table:table-cell table:formula="of:=[.E14]*[.D14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0.2" calcext:value-type="float">
            <text:p>0.2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11:.F14])" office:value-type="float" office:value="25" calcext:value-type="float">
            <text:p>2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11:.J14])" office:value-type="float" office:value="52.5" calcext:value-type="float">
            <text:p>52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11:.N14])" office:value-type="float" office:value="10" calcext:value-type="float">
            <text:p>1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11:.R1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lfide_salts_mix</text:p>
          </table:table-cell>
          <table:table-cell office:value-type="float" office:value="0.2" calcext:value-type="float">
            <text:p>0.2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15]*0.7-[.F15]" office:value-type="float" office:value="11.75" calcext:value-type="float">
            <text:p>11.7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15]*0.7-[.N15]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string" calcext:value-type="string">
            <text:p>nitrile_ic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acetic_acid</text:p>
          </table:table-cell>
          <table:table-cell office:value-type="float" office:value="0.1" calcext:value-type="float">
            <text:p>0.1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ormic_acid</text:p>
          </table:table-cell>
          <table:table-cell office:value-type="float" office:value="0.1" calcext:value-type="float">
            <text:p>0.1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19]*[.D19]" office:value-type="float" office:value="10" calcext:value-type="float">
            <text:p>10</text:p>
          </table:table-cell>
          <table:table-cell table:formula="of:=[.A21]" office:value-type="string" office:string-value="sulfuric_acid" calcext:value-type="string">
            <text:p>sulfuric_acid</text:p>
          </table:table-cell>
          <table:table-cell table:formula="of:=[.B21]" office:value-type="float" office:value="1.1" calcext:value-type="float">
            <text:p>1.1</text:p>
          </table:table-cell>
          <table:table-cell table:style-name="ce20" office:value-type="float" office:value="35" calcext:value-type="float">
            <text:p>35</text:p>
          </table:table-cell>
          <table:table-cell table:style-name="ce22" table:formula="of:=[.I19]*[.H19]" office:value-type="float" office:value="38.5" calcext:value-type="float">
            <text:p>38.5</text:p>
          </table:table-cell>
          <table:table-cell table:style-name="ce3" table:formula="of:=[.A9]" office:value-type="string" office:string-value="phosphine_clathrate" calcext:value-type="string">
            <text:p>phosphine_clathrate</text:p>
          </table:table-cell>
          <table:table-cell table:style-name="ce3" table:formula="of:=[.B9]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formula="of:=[.M19]*[.L19]" office:value-type="float" office:value="60" calcext:value-type="float">
            <text:p>60</text:p>
          </table:table-cell>
          <table:table-cell table:formula="of:=[.A10]" office:value-type="string" office:string-value="phosphine" calcext:value-type="string">
            <text:p>phosphine</text:p>
          </table:table-cell>
          <table:table-cell table:formula="of:=[.B10]" office:value-type="float" office:value="1.5" calcext:value-type="float">
            <text:p>1.5</text:p>
          </table:table-cell>
          <table:table-cell table:style-name="ce20" office:value-type="float" office:value="55" calcext:value-type="float">
            <text:p>55</text:p>
          </table:table-cell>
          <table:table-cell table:style-name="ce22" table:formula="of:=[.Q19]*[.P19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0.5" calcext:value-type="float">
            <text:p>0.5</text:p>
          </table:table-cell>
          <table:table-cell table:formula="of:=[.A14]" office:value-type="string" office:string-value="hydrogen_sulfide" calcext:value-type="string">
            <text:p>hydrogen_sulfide</text:p>
          </table:table-cell>
          <table:table-cell table:formula="of:=[.B1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E20]*[.D20]" office:value-type="float" office:value="5" calcext:value-type="float">
            <text:p>5</text:p>
          </table:table-cell>
          <table:table-cell table:number-columns-repeated="3"/>
          <table:table-cell table:formula="of:=[.I20]*[.H20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11]" office:value-type="string" office:string-value="orthophosphoric_acid" calcext:value-type="string">
            <text:p>orthophosphoric_acid</text:p>
          </table:table-cell>
          <table:table-cell table:style-name="ce29" table:formula="of:=[.B11]"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Q20]*[.P20]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ulfuric_acid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E21]*[.D21]" office:value-type="float" office:value="0" calcext:value-type="float">
            <text:p>0</text:p>
          </table:table-cell>
          <table:table-cell table:number-columns-repeated="3"/>
          <table:table-cell table:formula="of:=[.I21]*[.H21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9" table:formula="of:=[.B5]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Q21]*[.P21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diumless_lithiumless_alkali_solution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style-name="ce12"/>
          <table:table-cell table:formula="of:=[.E22]*[.D22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ammonia_nitrat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19:.F22])" office:value-type="float" office:value="15" calcext:value-type="float">
            <text:p>1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19:.J22])" office:value-type="float" office:value="38.5" calcext:value-type="float">
            <text:p>38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19:.N22])" office:value-type="float" office:value="60" calcext:value-type="float">
            <text:p>6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19:.R22])"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complex_fertilizer</text:p>
          </table:table-cell>
          <table:table-cell office:value-type="float" office:value="4.5" calcext:value-type="float">
            <text:p>4.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23]*0.7-[.F23]" office:value-type="float" office:value="11.95" calcext:value-type="float">
            <text:p>11.9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23]*0.7-[.N23]" office:value-type="float" office:value="13.71" calcext:value-type="float">
            <text:p>13.71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Ion separato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nitric_acid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lkali_solution</text:p>
          </table:table-cell>
          <table:table-cell office:value-type="float" office:value="1.5" calcext:value-type="float">
            <text:p>1.5</text:p>
          </table:table-cell>
          <table:table-cell table:style-name="ce3" table:formula="of:=[.A5]" office:value-type="string" office:string-value="silicate_mix" calcext:value-type="string">
            <text:p>silicate_mix</text:p>
          </table:table-cell>
          <table:table-cell table:style-name="ce3" table:formula="of:=[.B5]" office:value-type="float" office:value="0.1" calcext:value-type="float">
            <text:p>0.1</text:p>
          </table:table-cell>
          <table:table-cell table:style-name="ce10" office:value-type="float" office:value="10" calcext:value-type="float">
            <text:p>10</text:p>
          </table:table-cell>
          <table:table-cell table:formula="of:=[.E27]*[.D27]" office:value-type="float" office:value="1" calcext:value-type="float">
            <text:p>1</text:p>
          </table:table-cell>
          <table:table-cell table:formula="of:=[.A27]" office:value-type="string" office:string-value="alkali_solution" calcext:value-type="string">
            <text:p>alkali_solution</text:p>
          </table:table-cell>
          <table:table-cell table:formula="of:=[.B27]" office:value-type="float" office:value="1.5" calcext:value-type="float">
            <text:p>1.5</text:p>
          </table:table-cell>
          <table:table-cell table:style-name="ce20" office:value-type="float" office:value="3" calcext:value-type="float">
            <text:p>3</text:p>
          </table:table-cell>
          <table:table-cell table:style-name="ce22" table:formula="of:=[.I27]*[.H27]" office:value-type="float" office:value="4.5" calcext:value-type="float">
            <text:p>4.5</text:p>
          </table:table-cell>
          <table:table-cell table:style-name="ce3" table:formula="of:=[.A13]" office:value-type="string" office:string-value="hydrogen_sulfide_ice" calcext:value-type="string">
            <text:p>hydrogen_sulfide_ice</text:p>
          </table:table-cell>
          <table:table-cell table:style-name="ce3" table:formula="of:=[.B13]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formula="of:=[.M27]*[.L27]" office:value-type="float" office:value="10" calcext:value-type="float">
            <text:p>10</text:p>
          </table:table-cell>
          <table:table-cell table:formula="of:=[.A14]" office:value-type="string" office:string-value="hydrogen_sulfide" calcext:value-type="string">
            <text:p>hydrogen_sulfide</text:p>
          </table:table-cell>
          <table:table-cell table:formula="of:=[.B14]" office:value-type="float" office:value="0.5" calcext:value-type="float">
            <text:p>0.5</text:p>
          </table:table-cell>
          <table:table-cell table:style-name="ce20" office:value-type="float" office:value="45" calcext:value-type="float">
            <text:p>45</text:p>
          </table:table-cell>
          <table:table-cell table:style-name="ce22" table:formula="of:=[.Q27]*[.P27]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metal_oxides_sludge</text:p>
          </table:table-cell>
          <table:table-cell office:value-type="float" office:value="1.5" calcext:value-type="float">
            <text:p>1.5</text:p>
          </table:table-cell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28]*[.D28]" office:value-type="float" office:value="2" calcext:value-type="float">
            <text:p>2</text:p>
          </table:table-cell>
          <table:table-cell table:formula="of:=[.A28]" office:value-type="string" office:string-value="metal_oxides_sludge" calcext:value-type="string">
            <text:p>metal_oxides_sludge</text:p>
          </table:table-cell>
          <table:table-cell table:formula="of:=[.B28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I28]*[.H28]" office:value-type="float" office:value="4.5" calcext:value-type="float">
            <text:p>4.5</text:p>
          </table:table-cell>
          <table:table-cell table:number-columns-repeated="3"/>
          <table:table-cell table:style-name="ce27"/>
          <table:table-cell table:style-name="ce29" table:formula="of:=[.A15]" office:value-type="string" office:string-value="sulfur" calcext:value-type="string">
            <text:p>sulfur</text:p>
          </table:table-cell>
          <table:table-cell table:style-name="ce29" table:formula="of:=[.B15]"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Q28]*[.P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licon_dioxide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E29]*[.D29]" office:value-type="float" office:value="0" calcext:value-type="float">
            <text:p>0</text:p>
          </table:table-cell>
          <table:table-cell table:formula="of:=[.A29]" office:value-type="string" office:string-value="silicon_dioxide" calcext:value-type="string">
            <text:p>silicon_dioxide</text:p>
          </table:table-cell>
          <table:table-cell table:formula="of:=[.B29]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[.I29]*[.H29]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29" table:formula="of:=[.A16]" office:value-type="string" office:string-value="sulfide_salts_mix" calcext:value-type="string">
            <text:p>sulfide_salts_mix</text:p>
          </table:table-cell>
          <table:table-cell table:style-name="ce29" table:formula="of:=[.B16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Q29]*[.P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dium_hydroxide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style-name="ce12"/>
          <table:table-cell table:formula="of:=[.E30]*[.D30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 table:formula="of:=[.A3]" office:value-type="string" office:string-value="clean_water" calcext:value-type="string">
            <text:p>clean_water</text:p>
          </table:table-cell>
          <table:table-cell table:style-name="ce16" table:formula="of:=[.B3]" office:value-type="float" office:value="0.2" calcext:value-type="float">
            <text:p>0.2</text:p>
          </table:table-cell>
          <table:table-cell table:style-name="ce18" office:value-type="float" office:value="15" calcext:value-type="float">
            <text:p>15</text:p>
          </table:table-cell>
          <table:table-cell table:formula="of:=[.Q30]*[.P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hium_hydroxid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27:.F30])" office:value-type="float" office:value="3" calcext:value-type="float">
            <text:p>3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27:.J30])" office:value-type="float" office:value="21" calcext:value-type="float">
            <text:p>2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27:.N30])" office:value-type="float" office:value="10" calcext:value-type="float">
            <text:p>1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27:.R30])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fresh_fruits_and_vegetables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31]*0.7-[.F31]" office:value-type="float" office:value="11.7" calcext:value-type="float">
            <text:p>11.7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31]*0.7-[.N31]" office:value-type="float" office:value="11.35" calcext:value-type="float">
            <text:p>11.3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Ion exchange resin chamber</text:p>
          </table:table-cell>
          <table:table-cell table:style-name="Default" table:number-columns-repeated="7"/>
          <table:table-cell table:style-name="Default" office:value-type="string" calcext:value-type="string">
            <text:p>Chemical reactor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[.A27]" office:value-type="string" office:string-value="alkali_solution" calcext:value-type="string">
            <text:p>alkali_solution</text:p>
          </table:table-cell>
          <table:table-cell table:style-name="ce3" table:formula="of:=[.B27]" office:value-type="float" office:value="1.5" calcext:value-type="float">
            <text:p>1.5</text:p>
          </table:table-cell>
          <table:table-cell table:style-name="ce10" office:value-type="float" office:value="10" calcext:value-type="float">
            <text:p>10</text:p>
          </table:table-cell>
          <table:table-cell table:formula="of:=[.E35]*[.D35]" office:value-type="float" office:value="15" calcext:value-type="float">
            <text:p>15</text:p>
          </table:table-cell>
          <table:table-cell table:formula="of:=[.A22]" office:value-type="string" office:string-value="sodiumless_lithiumless_alkali_solution" calcext:value-type="string">
            <text:p>sodiumless_lithiumless_alkali_solution</text:p>
          </table:table-cell>
          <table:table-cell table:formula="of:=[.B22]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2" table:formula="of:=[.I35]*[.H35]" office:value-type="float" office:value="30" calcext:value-type="float">
            <text:p>30</text:p>
          </table:table-cell>
          <table:table-cell table:style-name="ce3" table:formula="of:=[.A3]" office:value-type="string" office:string-value="clean_water" calcext:value-type="string">
            <text:p>clean_water</text:p>
          </table:table-cell>
          <table:table-cell table:style-name="ce3" table:formula="of:=[.B3]" office:value-type="float" office:value="0.2" calcext:value-type="float">
            <text:p>0.2</text:p>
          </table:table-cell>
          <table:table-cell table:style-name="ce10" office:value-type="float" office:value="80" calcext:value-type="float">
            <text:p>80</text:p>
          </table:table-cell>
          <table:table-cell table:formula="of:=[.M35]*[.L35]" office:value-type="float" office:value="16" calcext:value-type="float">
            <text:p>16</text:p>
          </table:table-cell>
          <table:table-cell table:formula="of:=[.A18]" office:value-type="string" office:string-value="acetic_acid" calcext:value-type="string">
            <text:p>acetic_acid</text:p>
          </table:table-cell>
          <table:table-cell table:formula="of:=[.B18]" office:value-type="float" office:value="0.1" calcext:value-type="float">
            <text:p>0.1</text:p>
          </table:table-cell>
          <table:table-cell table:style-name="ce20" office:value-type="float" office:value="20" calcext:value-type="float">
            <text:p>20</text:p>
          </table:table-cell>
          <table:table-cell table:style-name="ce22" table:formula="of:=[.Q35]*[.P3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36]*[.D36]" office:value-type="float" office:value="2" calcext:value-type="float">
            <text:p>2</text:p>
          </table:table-cell>
          <table:table-cell table:formula="of:=[.A30]" office:value-type="string" office:string-value="sodium_hydroxide" calcext:value-type="string">
            <text:p>sodium_hydroxide</text:p>
          </table:table-cell>
          <table:table-cell table:formula="of:=[.B3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36]*[.H36]" office:value-type="float" office:value="6" calcext:value-type="float">
            <text:p>6</text:p>
          </table:table-cell>
          <table:table-cell table:formula="of:=[.A17]" office:value-type="string" office:string-value="nitrile_ice" calcext:value-type="string">
            <text:p>nitrile_ice</text:p>
          </table:table-cell>
          <table:table-cell table:style-name="ce4" table:formula="of:=[.B1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36]*[.L36]" office:value-type="float" office:value="10" calcext:value-type="float">
            <text:p>10</text:p>
          </table:table-cell>
          <table:table-cell table:formula="of:=[.A19]" office:value-type="string" office:string-value="formic_acid" calcext:value-type="string">
            <text:p>formic_acid</text:p>
          </table:table-cell>
          <table:table-cell table:formula="of:=[.B19]"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table:formula="of:=[.Q36]*[.P36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formula="of:=[.E37]*[.D37]" office:value-type="float" office:value="0" calcext:value-type="float">
            <text:p>0</text:p>
          </table:table-cell>
          <table:table-cell table:formula="of:=[.A31]" office:value-type="string" office:string-value="lithium_hydroxide" calcext:value-type="string">
            <text:p>lithium_hydroxide</text:p>
          </table:table-cell>
          <table:table-cell table:formula="of:=[.B3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6" calcext:value-type="float">
            <text:p>6</text:p>
          </table:table-cell>
          <table:table-cell table:number-columns-repeated="3"/>
          <table:table-cell table:formula="of:=[.M37]*[.L37]" office:value-type="float" office:value="0" calcext:value-type="float">
            <text:p>0</text:p>
          </table:table-cell>
          <table:table-cell table:formula="of:=[.A20]" office:value-type="string" office:string-value="ammonia" calcext:value-type="string">
            <text:p>ammonia</text:p>
          </table:table-cell>
          <table:table-cell table:formula="of:=[.B20]"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formula="of:=[.Q37]*[.P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12"/>
          <table:table-cell table:formula="of:=[.E38]*[.D38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formula="of:=[.M38]*[.L38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table:number-columns-repeated="2"/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35:.F38])" office:value-type="float" office:value="17" calcext:value-type="float">
            <text:p>17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35:.J38])" office:value-type="float" office:value="42" calcext:value-type="float">
            <text:p>42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35:.N38])" office:value-type="float" office:value="26" calcext:value-type="float">
            <text:p>26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35:.R38])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39]*0.7-[.F39]" office:value-type="float" office:value="12.4" calcext:value-type="float">
            <text:p>12.4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39]*0.7-[.N39]" office:value-type="float" office:value="11.1" calcext:value-type="float">
            <text:p>11.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ydroponic farm</text:p>
          </table:table-cell>
          <table:table-cell table:style-name="Default" table:number-columns-repeated="7"/>
          <table:table-cell table:style-name="Default" office:value-type="string" calcext:value-type="string">
            <text:p>Chemical reactor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[.A8]" office:value-type="string" office:string-value="carbon_dioxide" calcext:value-type="string">
            <text:p>carbon_dioxide</text:p>
          </table:table-cell>
          <table:table-cell table:style-name="ce3" table:formula="of:=[.B8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43]*[.D43]" office:value-type="float" office:value="10" calcext:value-type="float">
            <text:p>10</text:p>
          </table:table-cell>
          <table:table-cell table:formula="of:=[.A32]" office:value-type="string" office:string-value="fresh_fruits_and_vegetables" calcext:value-type="string">
            <text:p>fresh_fruits_and_vegetables</text:p>
          </table:table-cell>
          <table:table-cell table:formula="of:=[.B32]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2" table:formula="of:=[.I43]*[.H43]" office:value-type="float" office:value="40" calcext:value-type="float">
            <text:p>40</text:p>
          </table:table-cell>
          <table:table-cell table:style-name="ce3" table:formula="of:=[.A11]" office:value-type="string" office:string-value="orthophosphoric_acid" calcext:value-type="string">
            <text:p>orthophosphoric_acid</text:p>
          </table:table-cell>
          <table:table-cell table:style-name="ce3" table:formula="of:=[.B11]" office:value-type="float" office:value="1.5" calcext:value-type="float">
            <text:p>1.5</text:p>
          </table:table-cell>
          <table:table-cell table:style-name="ce10" office:value-type="float" office:value="2" calcext:value-type="float">
            <text:p>2</text:p>
          </table:table-cell>
          <table:table-cell table:formula="of:=[.M43]*[.L43]" office:value-type="float" office:value="3" calcext:value-type="float">
            <text:p>3</text:p>
          </table:table-cell>
          <table:table-cell table:formula="of:=[.A24]" office:value-type="string" office:string-value="complex_fertilizer" calcext:value-type="string">
            <text:p>complex_fertilizer</text:p>
          </table:table-cell>
          <table:table-cell table:formula="of:=[.B24]" office:value-type="float" office:value="4.5" calcext:value-type="float">
            <text:p>4.5</text:p>
          </table:table-cell>
          <table:table-cell table:style-name="ce20" office:value-type="float" office:value="15" calcext:value-type="float">
            <text:p>15</text:p>
          </table:table-cell>
          <table:table-cell table:style-name="ce22" table:formula="of:=[.Q43]*[.P43]" office:value-type="float" office:value="67.5" calcext:value-type="float">
            <text:p>67.5</text:p>
          </table:table-cell>
        </table:table-row>
        <table:table-row table:style-name="ro1">
          <table:table-cell table:number-columns-repeated="2"/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44]*[.D44]" office:value-type="float" office:value="2" calcext:value-type="float">
            <text:p>2</text:p>
          </table:table-cell>
          <table:table-cell table:formula="of:=[.A25]" office:value-type="string" office:string-value="oxygen" calcext:value-type="string">
            <text:p>oxygen</text:p>
          </table:table-cell>
          <table:table-cell table:formula="of:=[.B25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I44]*[.H44]" office:value-type="float" office:value="5" calcext:value-type="float">
            <text:p>5</text:p>
          </table:table-cell>
          <table:table-cell table:formula="of:=[.A21]" office:value-type="string" office:string-value="sulfuric_acid" calcext:value-type="string">
            <text:p>sulfuric_acid</text:p>
          </table:table-cell>
          <table:table-cell table:style-name="ce4" table:formula="of:=[.B21]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M44]*[.L44]" office:value-type="float" office:value="1.1" calcext:value-type="float">
            <text:p>1.1</text:p>
          </table:table-cell>
          <table:table-cell table:number-columns-repeated="3"/>
          <table:table-cell table:formula="of:=[.Q44]*[.P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24]" office:value-type="string" office:string-value="complex_fertilizer" calcext:value-type="string">
            <text:p>complex_fertilizer</text:p>
          </table:table-cell>
          <table:table-cell table:formula="of:=[.B24]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.5" calcext:value-type="float">
            <text:p>4.5</text:p>
          </table:table-cell>
          <table:table-cell/>
          <table:table-cell table:formula="of:=[.B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0" calcext:value-type="float">
            <text:p>0</text:p>
          </table:table-cell>
          <table:table-cell table:formula="of:=[.A22]" office:value-type="string" office:string-value="sodiumless_lithiumless_alkali_solution" calcext:value-type="string">
            <text:p>sodiumless_lithiumless_alkali_solution</text:p>
          </table:table-cell>
          <table:table-cell table:style-name="ce4" table:formula="of:=[.B2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M45]*[.L45]" office:value-type="float" office:value="24" calcext:value-type="float">
            <text:p>24</text:p>
          </table:table-cell>
          <table:table-cell table:number-columns-repeated="3"/>
          <table:table-cell table:formula="of:=[.Q45]*[.P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12"/>
          <table:table-cell table:formula="of:=[.E46]*[.D46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 table:formula="of:=[.A23]" office:value-type="string" office:string-value="ammonia_nitrate" calcext:value-type="string">
            <text:p>ammonia_nitrate</text:p>
          </table:table-cell>
          <table:table-cell table:style-name="ce5" table:formula="of:=[.B23]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[.M46]*[.L46]" office:value-type="float" office:value="8" calcext:value-type="float">
            <text:p>8</text:p>
          </table:table-cell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table:number-columns-repeated="2"/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43:.F46])" office:value-type="float" office:value="16.5" calcext:value-type="float">
            <text:p>16.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43:.J46])" office:value-type="float" office:value="45" calcext:value-type="float">
            <text:p>4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43:.N46])" office:value-type="float" office:value="36.1" calcext:value-type="float">
            <text:p>36.1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43:.R46])" office:value-type="float" office:value="67.5" calcext:value-type="float">
            <text:p>67.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47]*0.7-[.F47]" office:value-type="float" office:value="15" calcext:value-type="float">
            <text:p>1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47]*0.7-[.N47]" office:value-type="float" office:value="11.15" calcext:value-type="float">
            <text:p>11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5:16:22.69013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23:11.443480003</meta:creation-date>
    <dc:date>2016-07-19T15:17:06.843766121</dc:date>
    <meta:editing-duration>PT46M56S</meta:editing-duration>
    <meta:editing-cycles>4</meta:editing-cycles>
    <meta:generator>LibreOffice/5.0.6.2$Linux_X86_64 LibreOffice_project/00m0$Build-2</meta:generator>
    <meta:document-statistic meta:table-count="1" meta:cell-count="471" meta:object-count="0"/>
  </office:meta>
</office:document-meta>
</file>